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language="pl" fo:country="PL"/>
    </style:style>
    <style:style style:name="P2" style:parent-style-name="Standard" style:family="paragraph">
      <style:text-properties style:font-name="Arial" fo:language="pl" fo:country="PL"/>
    </style:style>
    <style:style style:name="P3" style:parent-style-name="Standard" style:family="paragraph">
      <style:text-properties style:font-name="Arial" fo:font-style="italic" style:font-style-asian="italic" style:font-style-complex="italic" style:text-underline-type="single" style:text-underline-style="solid" style:text-underline-width="auto" style:text-underline-mode="continuous" fo:language="pl" fo:country="PL"/>
    </style:style>
    <style:style style:name="P4" style:parent-style-name="Standard" style:family="paragraph">
      <style:text-properties style:font-name="Arial" fo:language="pl" fo:country="PL"/>
    </style:style>
    <style:style style:name="P5" style:parent-style-name="Standard" style:family="paragraph">
      <style:text-properties style:font-name="Arial" fo:language="pl" fo:country="PL"/>
    </style:style>
    <style:style style:name="P6" style:parent-style-name="Standard" style:family="paragraph">
      <style:text-properties style:font-name="Arial" fo:language="pl" fo:country="PL"/>
    </style:style>
    <style:style style:name="P7" style:parent-style-name="Standard" style:family="paragraph">
      <style:text-properties style:font-name="Arial" fo:language="pl" fo:country="PL"/>
    </style:style>
    <style:style style:name="P8" style:parent-style-name="Standard" style:family="paragraph">
      <style:text-properties style:font-name="Arial" fo:language="pl" fo:country="PL"/>
    </style:style>
    <style:style style:name="T9" style:parent-style-name="DefaultParagraphFont" style:family="text">
      <style:text-properties style:font-name="Arial" fo:language="pl" fo:country="PL"/>
    </style:style>
    <style:style style:name="T10" style:parent-style-name="DefaultParagraphFont" style:family="text">
      <style:text-properties style:font-name="Arial" fo:language="pl" fo:country="PL"/>
    </style:style>
  </office:automatic-styles>
  <office:body>
    <office:text text:use-soft-page-breaks="true">
      <text:p text:style-name="P1">NAI<text:tab/><text:tab/><text:tab/><text:tab/><text:tab/>Projekt 2: Perceptron</text:p>
      <text:p text:style-name="P2"/>
      <text:p text:style-name="P3"/>
      <text:p text:style-name="P4">Zaimplementuj algorytm perceptronu. Program ma działać dla dowolnej liczby atrybutów I dwóch klas<text:s/>decyzyjnych.</text:p>
      <text:p text:style-name="P5"/>
      <text:p text:style-name="P6">Wykorzystaj dane z folderu<text:s/>‘data for<text:s/>perceptron/example1’<text:s/>oraz<text:s/>‘data for<text:s/>perceptron/perceptron/iris’<text:s/>do przetestowania programu. Program powinien zapytać użytkownika o parametr uczenia. Dodaj możliwość wprowadzenia własnego wektora atrybutów do klasyfikacji.</text:p>
      <text:p text:style-name="P7"><text:line-break/>Program ma podać dokładność<text:s/><text:s/>oraz etykiety z klasyfikacji<text:s/>na zbiorze testowym.</text:p>
      <text:p text:style-name="P8"/>
      <text:p text:style-name="Standard"><text:span text:style-name="T9">Opcjonalnie:<text:s/></text:span><text:span text:style-name="T10">wykonaj reprezentację graficzną perceptronu w dwóch wymiarac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tarzyna Baraniak</meta:initial-creator>
    <dc:creator>Katarzyna Baraniak</dc:creator>
    <meta:creation-date>2022-03-22T14:43:00Z</meta:creation-date>
    <dc:date>2022-03-22T14:45:00Z</dc:date>
    <meta:template xlink:href="Normal.dotm" xlink:type="simple"/>
    <meta:editing-cycles>3</meta:editing-cycles>
    <meta:editing-duration>PT180S</meta:editing-duration>
    <meta:document-statistic meta:page-count="1" meta:paragraph-count="1" meta:word-count="79" meta:character-count="558" meta:row-count="4" meta:non-whitespace-character-count="480"/>
  </office:meta>
</office:document-meta>
</file>